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monospace" svg:font-family="monospace"/>
    <style:font-face style:name="Liberation Mono" svg:font-family="'Liberation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style:font-name="Nimbus Roman No9 L" fo:font-size="12pt" fo:font-style="normal" style:font-name-asian="DejaVu Sans" style:font-size-asian="12pt" style:font-style-asian="normal" style:font-name-complex="DejaVu Sans" style:font-size-complex="12pt" style:font-style-complex="normal"/>
    </style:style>
    <style:style style:name="P3" style:family="paragraph" style:parent-style-name="Standard">
      <style:text-properties style:font-name="Nimbus Roman No9 L" fo:font-size="12pt" fo:font-style="normal" officeooo:rsid="00095ae4" officeooo:paragraph-rsid="00095ae4" style:font-name-asian="DejaVu Sans" style:font-size-asian="12pt" style:font-style-asian="normal" style:font-name-complex="DejaVu Sans" style:font-size-complex="12pt" style:font-style-complex="normal"/>
    </style:style>
    <style:style style:name="P4" style:family="paragraph" style:parent-style-name="Standard">
      <style:text-properties style:font-name="Nimbus Roman No9 L" fo:font-size="12pt" fo:font-style="normal" officeooo:rsid="000ca980" officeooo:paragraph-rsid="000b3893" style:font-name-asian="DejaVu Sans" style:font-size-asian="12pt" style:font-style-asian="normal" style:font-name-complex="DejaVu Sans" style:font-size-complex="12pt" style:font-style-complex="normal"/>
    </style:style>
    <style:style style:name="P5" style:family="paragraph" style:parent-style-name="Standard">
      <style:text-properties style:font-name="Nimbus Roman No9 L" fo:font-size="12pt" fo:font-style="normal" officeooo:paragraph-rsid="000f1d7d" style:font-name-asian="DejaVu Sans" style:font-size-asian="12pt" style:font-style-asian="normal" style:font-name-complex="DejaVu Sans" style:font-size-complex="12pt" style:font-style-complex="normal"/>
    </style:style>
    <style:style style:name="P6" style:family="paragraph" style:parent-style-name="Standard">
      <style:text-properties style:font-name="Nimbus Roman No9 L" fo:font-size="12pt" fo:font-style="normal" fo:font-weight="normal" officeooo:rsid="000ca980" officeooo:paragraph-rsid="000ca980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7" style:family="paragraph" style:parent-style-name="Standard">
      <style:text-properties fo:font-variant="normal" fo:text-transform="none" fo:color="#000000" style:font-name="monospace" fo:font-size="12pt" fo:letter-spacing="normal" fo:font-style="normal" fo:font-weight="normal" officeooo:rsid="000b297c" officeooo:paragraph-rsid="00095ae4" style:font-name-asian="DejaVu Sans" style:font-size-asian="12pt" style:font-style-asian="normal" style:font-name-complex="DejaVu Sans" style:font-size-complex="12pt" style:font-style-complex="normal"/>
    </style:style>
    <style:style style:name="P8" style:family="paragraph" style:parent-style-name="Standard" style:list-style-name="L1"/>
    <style:style style:name="P9" style:family="paragraph" style:parent-style-name="Standard" style:list-style-name="L2">
      <style:text-properties fo:font-style="normal" officeooo:rsid="000b3893" officeooo:paragraph-rsid="000b3893" style:font-style-asian="normal" style:font-style-complex="normal"/>
    </style:style>
    <style:style style:name="P10" style:family="paragraph" style:parent-style-name="Standard" style:list-style-name="L2">
      <style:text-properties fo:font-style="normal" style:font-style-asian="normal" style:font-style-complex="normal"/>
    </style:style>
    <style:style style:name="P11" style:family="paragraph" style:parent-style-name="Standard" style:list-style-name="L2">
      <style:text-properties fo:font-style="normal" officeooo:rsid="000ff5cd" officeooo:paragraph-rsid="000ff5cd" style:font-style-asian="normal" style:font-style-complex="normal"/>
    </style:style>
    <style:style style:name="P12" style:family="paragraph" style:parent-style-name="Standard">
      <style:text-properties style:font-name="Nimbus Roman No9 L" fo:font-size="12pt" fo:font-style="normal" style:font-name-asian="DejaVu Sans" style:font-size-asian="12pt" style:font-style-asian="normal" style:font-name-complex="DejaVu Sans" style:font-size-complex="12pt" style:font-style-complex="normal"/>
    </style:style>
    <style:style style:name="P13" style:family="paragraph" style:parent-style-name="Standard">
      <style:text-properties style:font-name="Nimbus Roman No9 L" fo:font-size="12pt" fo:font-style="normal" officeooo:rsid="000ff5cd" officeooo:paragraph-rsid="000ff5cd" style:font-name-asian="DejaVu Sans" style:font-size-asian="12pt" style:font-style-asian="normal" style:font-name-complex="DejaVu Sans" style:font-size-complex="12pt" style:font-style-complex="normal"/>
    </style:style>
    <style:style style:name="P14" style:family="paragraph" style:parent-style-name="Standard">
      <style:text-properties style:font-name="Nimbus Roman No9 L" fo:font-size="12pt" fo:font-style="normal" officeooo:rsid="000ff5cd" officeooo:paragraph-rsid="00130a58" style:font-name-asian="DejaVu Sans" style:font-size-asian="12pt" style:font-style-asian="normal" style:font-name-complex="DejaVu Sans" style:font-size-complex="12pt" style:font-style-complex="normal"/>
    </style:style>
    <style:style style:name="P15" style:family="paragraph" style:parent-style-name="Standard">
      <style:text-properties style:font-name="Nimbus Roman No9 L" fo:font-size="12pt" fo:font-style="normal" officeooo:paragraph-rsid="000ff5cd" style:font-name-asian="DejaVu Sans" style:font-size-asian="12pt" style:font-style-asian="normal" style:font-name-complex="DejaVu Sans" style:font-size-complex="12pt" style:font-style-complex="normal"/>
    </style:style>
    <style:style style:name="P16" style:family="paragraph" style:parent-style-name="Standard">
      <style:text-properties style:font-name="Nimbus Roman No9 L" fo:font-size="12pt" fo:font-style="normal" officeooo:rsid="00130a58" officeooo:paragraph-rsid="00130a58" style:font-name-asian="DejaVu Sans" style:font-size-asian="12pt" style:font-style-asian="normal" style:font-name-complex="DejaVu Sans" style:font-size-complex="12pt" style:font-style-complex="normal"/>
    </style:style>
    <style:style style:name="P17" style:family="paragraph" style:parent-style-name="Standard">
      <style:text-properties style:font-name="Nimbus Roman No9 L" fo:font-size="12pt" fo:font-style="normal" officeooo:rsid="000f1d7d" officeooo:paragraph-rsid="00130a58" style:font-name-asian="DejaVu Sans" style:font-size-asian="12pt" style:font-style-asian="normal" style:font-name-complex="DejaVu Sans" style:font-size-complex="12pt" style:font-style-complex="normal"/>
    </style:style>
    <style:style style:name="P18" style:family="paragraph" style:parent-style-name="Standard">
      <style:text-properties officeooo:paragraph-rsid="000ff5cd"/>
    </style:style>
    <style:style style:name="P19" style:family="paragraph" style:parent-style-name="Standard">
      <style:text-properties officeooo:rsid="000ff5cd" officeooo:paragraph-rsid="00130a58"/>
    </style:style>
    <style:style style:name="P20" style:family="paragraph" style:parent-style-name="Heading_20_3">
      <style:text-properties officeooo:rsid="000f1d7d" officeooo:paragraph-rsid="000f1d7d"/>
    </style:style>
    <style:style style:name="P21" style:family="paragraph" style:parent-style-name="Heading_20_3">
      <style:text-properties fo:font-style="normal" style:font-style-asian="normal" style:font-style-complex="normal"/>
    </style:style>
    <style:style style:name="P22" style:family="paragraph" style:parent-style-name="Heading_20_3">
      <style:text-properties fo:font-style="italic" fo:font-weight="normal" style:font-style-asian="italic" style:font-weight-asian="normal" style:font-style-complex="italic" style:font-weight-complex="normal"/>
    </style:style>
    <style:style style:name="P23" style:family="paragraph" style:parent-style-name="Heading_20_3">
      <style:paragraph-properties fo:margin-top="0.423cm" fo:margin-bottom="0.212cm" loext:contextual-spacing="false" fo:keep-with-next="always"/>
      <style:text-properties style:font-name="Nimbus Sans L" style:font-name-asian="DejaVu Sans" style:font-name-complex="DejaVu Sans"/>
    </style:style>
    <style:style style:name="T1" style:family="text">
      <style:text-properties officeooo:rsid="000b3893"/>
    </style:style>
    <style:style style:name="T2" style:family="text">
      <style:text-properties fo:font-style="italic" fo:font-weight="bold" officeooo:rsid="000e5de1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0ff5cd"/>
    </style:style>
    <style:style style:name="T5" style:family="text">
      <style:text-properties style:font-name="Nimbus Roman No9 L" fo:font-size="12pt" fo:font-style="normal" style:font-name-asian="DejaVu Sans" style:font-size-asian="12pt" style:font-style-asian="normal" style:font-name-complex="DejaVu Sans" style:font-size-complex="12pt" style:font-style-complex="normal"/>
    </style:style>
    <style:style style:name="T6" style:family="text">
      <style:text-properties style:font-name="Nimbus Roman No9 L" fo:font-size="12pt" fo:font-style="normal" officeooo:rsid="000ff5cd" style:font-name-asian="DejaVu Sans" style:font-size-asian="12pt" style:font-style-asian="normal" style:font-name-complex="DejaVu Sans" style:font-size-complex="12pt" style:font-style-complex="normal"/>
    </style:style>
    <style:style style:name="T7" style:family="text">
      <style:text-properties style:font-name="Nimbus Roman No9 L" fo:font-size="12pt" fo:font-style="normal" officeooo:rsid="00130a58" style:font-name-asian="DejaVu Sans" style:font-size-asian="12pt" style:font-style-asian="normal" style:font-name-complex="DejaVu Sans" style:font-size-complex="12pt" style:font-style-complex="normal"/>
    </style:style>
    <style:style style:name="T8" style:family="text">
      <style:text-properties style:font-name="Nimbus Roman No9 L" fo:font-size="12pt" fo:font-style="italic" officeooo:rsid="000ff5cd" style:font-name-asian="DejaVu Sans" style:font-size-asian="12pt" style:font-style-asian="italic" style:font-name-complex="DejaVu Sans" style:font-size-complex="12pt" style:font-style-complex="italic"/>
    </style:style>
    <style:style style:name="T9" style:family="text">
      <style:text-properties fo:font-weight="normal" officeooo:rsid="000ff5cd" style:font-weight-asian="normal" style:font-weight-complex="normal"/>
    </style:style>
    <style:style style:name="T10" style:family="text">
      <style:text-properties officeooo:rsid="001117f9"/>
    </style:style>
    <style:style style:name="T11" style:family="text">
      <style:text-properties officeooo:rsid="00130a5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4">9</text:span> : Sécurité</text:h>
      <text:p text:style-name="Standard"/>
      <text:list xml:id="list855174125" text:style-name="L1">
        <text:list-header>
          <text:p text:style-name="P8">.</text:p>
        </text:list-header>
      </text:list>
      <text:h text:style-name="Heading_20_2" text:outline-level="2">Objectifs</text:h>
      <text:list xml:id="list4048087089" text:style-name="L2">
        <text:list-item>
          <text:p text:style-name="P9">Mise en place de la sécurité</text:p>
        </text:list-item>
        <text:list-item>
          <text:p text:style-name="P9">Définition des autorisations par rôle, <text:span text:style-name="T4">surcharge au niveau projet</text:span></text:p>
        </text:list-item>
        <text:list-item>
          <text:p text:style-name="P11">Autorisation dans l’étape manuelle d’une pipeline</text:p>
          <text:p text:style-name="P10"/>
        </text:list-item>
      </text:list>
      <text:p text:style-name="P1"/>
      <text:h text:style-name="P23" text:outline-level="3"><text:span text:style-name="T4">S</text:span>écurité <text:span text:style-name="T4">globale via des rôles</text:span></text:h>
      <text:p text:style-name="P2">Activer la sécurité dans <text:span text:style-name="T4">J</text:span>enkins</text:p>
      <text:p text:style-name="P18"><text:span text:style-name="T6">Installer le plugin </text:span><text:span text:style-name="T8">Role-based Authorization Strategy</text:span></text:p>
      <text:p text:style-name="P2">Définir un rôle admin, pouvant tout faire <text:span text:style-name="T4">au niveau global</text:span></text:p>
      <text:p text:style-name="P15"><text:span text:style-name="T4">D</text:span>éfinir <text:span text:style-name="T1">un</text:span> rôle <text:span text:style-name="T2">marketing </text:span><text:span text:style-name="T9">avec un accès en lecture uniquement </text:span></text:p>
      <text:p text:style-name="P6"><text:span text:style-name="T1">C</text:span>réer un nouvel utilisateur et lui assigner le rôle <text:span text:style-name="T2">marketing</text:span></text:p>
      <text:p text:style-name="P2"/>
      <text:p text:style-name="P13">Se logger avec le nouvel utilisateur et vérifier votre configuration.</text:p>
      <text:p text:style-name="P13"/>
      <text:h text:style-name="Heading_20_3" text:outline-level="3">Sécurité projet</text:h>
      <text:p text:style-name="P13">Créer un <text:span text:style-name="T3">Folder</text:span> <text:span text:style-name="T3">Legacy</text:span> et y déplacer les projets freestyle des premiers TPs</text:p>
      <text:p text:style-name="P14">Définir un nouveau rôle projet avec comme expression régulière <text:span text:style-name="T10">Legacy.* et ayant tous les droits sur les jobs (Create, Build, Configure, ...) </text:span><text:s/></text:p>
      <text:p text:style-name="P16">Affecter ce rôle à l’utilisateur</text:p>
      <text:p text:style-name="P16"/>
      <text:p text:style-name="P19"><text:span text:style-name="T5">Se logger avec le nouvel utilisateur et vérifier </text:span><text:span text:style-name="T7">qu’il peut démarrer les jobs legacy</text:span><text:span text:style-name="T5">.</text:span></text:p>
      <text:p text:style-name="P19"><text:span text:style-name="T5"/></text:p>
      <text:h text:style-name="P20" text:outline-level="3">Pipeline avec approbation manuelle</text:h>
      <text:p text:style-name="P4"/>
      <text:p text:style-name="P17">Dans la pipeline avec approbation manuelle, ajouter des permissions sur l’action de déploiement <text:span text:style-name="T11">afin que l’utilisateur et l’admin puisse activer le bouton</text:span></text:p>
      <text:p text:style-name="P5"/>
      <text:p text:style-name="P7"/>
      <text:p text:style-name="P3"/>
      <text:p text:style-name="P2"/>
      <text:h text:style-name="P21" text:outline-level="3"/>
      <text:h text:style-name="P22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monospace" svg:font-family="monospace"/>
    <style:font-face style:name="Liberation Mono" svg:font-family="'Liberation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5-21T16:14:59</meta:creation-date>
    <dc:date>2019-05-25T09:56:45.683572942</dc:date>
    <meta:editing-duration>PT19H7M1S</meta:editing-duration>
    <meta:editing-cycles>119</meta:editing-cycles>
    <meta:generator>LibreOffice/6.0.7.3$Linux_X86_64 LibreOffice_project/00m0$Build-3</meta:generator>
    <dc:title>TP9 : Sécurité</dc:title>
    <meta:document-statistic meta:table-count="0" meta:image-count="0" meta:object-count="0" meta:page-count="1" meta:paragraph-count="21" meta:word-count="169" meta:character-count="1074" meta:non-whitespace-character-count="927"/>
    <meta:user-defined meta:name="Info 1"/>
    <meta:user-defined meta:name="Info 2"/>
    <meta:user-defined meta:name="Info 3"/>
    <meta:user-defined meta:name="Info 4"/>
  </office:meta>
</office:document-meta>
</file>